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/>
    </style:style>
    <style:style style:name="P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 officeooo:paragraph-rsid="00336516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 officeooo:paragraph-rsid="00336516"/>
    </style:style>
    <style:style style:name="P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 officeooo:paragraph-rsid="002c5c00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 officeooo:paragraph-rsid="004c200f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 officeooo:paragraph-rsid="004ebe1a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3c95e1"/>
    </style:style>
    <style:style style:name="P9" style:family="paragraph" style:parent-style-name="Text_20_body">
      <loext:graphic-properties draw:fill-gradient-name="gradient" draw:fill-hatch-name="hatch"/>
      <style:paragraph-properties fo:margin-left="0.0701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3c95e1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51ccfa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3e2df7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3eccb3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4422b"/>
    </style:style>
    <style:style style:name="P14" style:family="paragraph" style:parent-style-name="Text_20_body">
      <loext:graphic-properties draw:fill-gradient-name="gradient" draw:fill-hatch-name="hatch"/>
      <style:paragraph-properties fo:margin-left="0.0701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4422b"/>
    </style:style>
    <style:style style:name="P15" style:family="paragraph" style:parent-style-name="Text_20_body">
      <loext:graphic-properties draw:fill-gradient-name="gradient" draw:fill-hatch-name="hatch"/>
      <style:paragraph-properties fo:margin-left="0.0701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77c46"/>
    </style:style>
    <style:style style:name="P16" style:family="paragraph" style:parent-style-name="Text_20_body">
      <loext:graphic-properties draw:fill-gradient-name="gradient" draw:fill-hatch-name="hatch"/>
      <style:paragraph-properties fo:margin-left="0.0701in" fo:margin-right="0.1457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80503"/>
    </style:style>
    <style:style style:name="P17" style:family="paragraph" style:parent-style-name="Text_20_body">
      <loext:graphic-properties draw:fill-gradient-name="gradient" draw:fill-hatch-name="hatch"/>
      <style:paragraph-properties fo:margin-left="0.0701in" fo:margin-right="0.146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80503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80503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.146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80503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.1457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80503"/>
    </style:style>
    <style:style style:name="P21" style:family="paragraph" style:parent-style-name="Text_20_body">
      <loext:graphic-properties draw:fill-gradient-name="gradient" draw:fill-hatch-name="hatch"/>
      <style:paragraph-properties fo:margin-left="0.0701in" fo:margin-right="0.1453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9a07b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.1453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49a07b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paragraph-rsid="005bdf52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officeooo:rsid="004b2b11" officeooo:paragraph-rsid="004b2b11"/>
    </style:style>
    <style:style style:name="P25" style:family="paragraph" style:parent-style-name="Text_20_body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 fo:font-weight="bold" style:font-weight-asian="bold" style:font-weight-complex="bold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fo:font-weight="bold" officeooo:rsid="0049a07b" officeooo:paragraph-rsid="003c95e1" style:font-weight-asian="bold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.1445in" fo:margin-top="0in" fo:margin-bottom="0in" style:contextual-spacing="true" fo:line-height="100%" fo:text-align="justify" style:justify-single-word="false" fo:text-indent="0in" style:auto-text-indent="false"/>
      <style:text-properties style:font-name="Bahnschrift" fo:language="pt" fo:country="BR" fo:font-weight="bold" officeooo:paragraph-rsid="0044422b" style:font-weight-asian="bold" style:font-weight-complex="bold"/>
    </style:style>
    <style:style style:name="P28" style:family="paragraph" style:parent-style-name="Heading_20_1">
      <loext:graphic-properties draw:fill-gradient-name="gradient" draw:fill-hatch-name="hatch"/>
      <style:paragraph-properties fo:margin-top="0in" fo:margin-bottom="0in" style:contextual-spacing="true" fo:line-height="100%" fo:text-align="justify" style:justify-single-word="false"/>
      <style:text-properties style:font-name="Bahnschrift" fo:language="pt" fo:country="BR"/>
    </style:style>
    <style:style style:name="T1" style:family="text">
      <style:text-properties officeooo:rsid="000fe911"/>
    </style:style>
    <style:style style:name="T2" style:family="text">
      <style:text-properties officeooo:rsid="00198921"/>
    </style:style>
    <style:style style:name="T3" style:family="text">
      <style:text-properties officeooo:rsid="001a5799"/>
    </style:style>
    <style:style style:name="T4" style:family="text">
      <style:text-properties officeooo:rsid="001c017a"/>
    </style:style>
    <style:style style:name="T5" style:family="text">
      <style:text-properties officeooo:rsid="0027377e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f3d6" style:font-weight-asian="bold" style:font-weight-complex="bold"/>
    </style:style>
    <style:style style:name="T9" style:family="text">
      <style:text-properties fo:font-weight="bold" officeooo:rsid="002c5c00" style:font-weight-asian="bold" style:font-weight-complex="bold"/>
    </style:style>
    <style:style style:name="T10" style:family="text">
      <style:text-properties fo:font-weight="bold" officeooo:rsid="0049a07b" style:font-weight-asian="bold" style:font-weight-complex="bold"/>
    </style:style>
    <style:style style:name="T11" style:family="text">
      <style:text-properties fo:font-weight="bold" officeooo:rsid="0051ccfa" style:font-weight-asian="bold" style:font-weight-complex="bold"/>
    </style:style>
    <style:style style:name="T12" style:family="text">
      <style:text-properties fo:font-weight="bold" officeooo:rsid="0052efb7" style:font-weight-asian="bold" style:font-weight-complex="bold"/>
    </style:style>
    <style:style style:name="T13" style:family="text">
      <style:text-properties fo:font-weight="bold" officeooo:rsid="0054d238" style:font-weight-asian="bold" style:font-weight-complex="bold"/>
    </style:style>
    <style:style style:name="T14" style:family="text">
      <style:text-properties fo:font-weight="bold" officeooo:rsid="0049a07b" style:font-weight-asian="bold"/>
    </style:style>
    <style:style style:name="T15" style:family="text">
      <style:text-properties fo:font-weight="bold" officeooo:rsid="0054d238" style:font-weight-asian="bold"/>
    </style:style>
    <style:style style:name="T16" style:family="text">
      <style:text-properties officeooo:rsid="0028f3d6"/>
    </style:style>
    <style:style style:name="T17" style:family="text">
      <style:text-properties officeooo:rsid="002a9177"/>
    </style:style>
    <style:style style:name="T18" style:family="text">
      <style:text-properties officeooo:rsid="002c5c00"/>
    </style:style>
    <style:style style:name="T19" style:family="text">
      <style:text-properties officeooo:rsid="002fb997"/>
    </style:style>
    <style:style style:name="T20" style:family="text">
      <style:text-properties officeooo:rsid="003199a7"/>
    </style:style>
    <style:style style:name="T21" style:family="text">
      <style:text-properties officeooo:rsid="00336516"/>
    </style:style>
    <style:style style:name="T22" style:family="text">
      <style:text-properties officeooo:rsid="0034fdf9"/>
    </style:style>
    <style:style style:name="T23" style:family="text">
      <style:text-properties officeooo:rsid="0036a2ae"/>
    </style:style>
    <style:style style:name="T24" style:family="text">
      <style:text-properties officeooo:rsid="003920fe"/>
    </style:style>
    <style:style style:name="T25" style:family="text">
      <style:text-properties officeooo:rsid="003a0a75"/>
    </style:style>
    <style:style style:name="T26" style:family="text">
      <style:text-properties officeooo:rsid="003b17e8"/>
    </style:style>
    <style:style style:name="T27" style:family="text">
      <style:text-properties officeooo:rsid="003b93c0"/>
    </style:style>
    <style:style style:name="T28" style:family="text">
      <style:text-properties fo:letter-spacing="0.0008in"/>
    </style:style>
    <style:style style:name="T29" style:family="text">
      <style:text-properties fo:letter-spacing="0.0008in" officeooo:rsid="00480503"/>
    </style:style>
    <style:style style:name="T30" style:family="text">
      <style:text-properties fo:letter-spacing="0.0008in" fo:font-weight="bold" style:font-weight-asian="bold"/>
    </style:style>
    <style:style style:name="T31" style:family="text">
      <style:text-properties fo:letter-spacing="0.0008in" fo:font-weight="bold" officeooo:rsid="0054d238" style:font-weight-asian="bold"/>
    </style:style>
    <style:style style:name="T32" style:family="text">
      <style:text-properties officeooo:rsid="003c95e1"/>
    </style:style>
    <style:style style:name="T33" style:family="text">
      <style:text-properties officeooo:rsid="003e2df7"/>
    </style:style>
    <style:style style:name="T34" style:family="text">
      <style:text-properties officeooo:rsid="003eccb3"/>
    </style:style>
    <style:style style:name="T35" style:family="text">
      <style:text-properties officeooo:rsid="0041f0e1"/>
    </style:style>
    <style:style style:name="T36" style:family="text">
      <style:text-properties officeooo:rsid="00424f30"/>
    </style:style>
    <style:style style:name="T37" style:family="text">
      <style:text-properties officeooo:rsid="0044422b"/>
    </style:style>
    <style:style style:name="T38" style:family="text">
      <style:text-properties officeooo:rsid="00477c46"/>
    </style:style>
    <style:style style:name="T39" style:family="text">
      <style:text-properties fo:letter-spacing="-0.0409in"/>
    </style:style>
    <style:style style:name="T40" style:family="text">
      <style:text-properties fo:letter-spacing="-0.0016in"/>
    </style:style>
    <style:style style:name="T41" style:family="text">
      <style:text-properties fo:letter-spacing="-0.0035in"/>
    </style:style>
    <style:style style:name="T42" style:family="text">
      <style:text-properties style:text-position="super 58%" fo:font-weight="bold" officeooo:rsid="0051ccfa" style:font-weight-asian="bold"/>
    </style:style>
    <style:style style:name="T43" style:family="text">
      <style:text-properties style:text-position="super 58%" fo:font-weight="normal" officeooo:rsid="005346d4" style:font-weight-asian="normal" style:font-weight-complex="normal"/>
    </style:style>
    <style:style style:name="T44" style:family="text">
      <style:text-properties style:text-position="0% 100%" fo:font-weight="normal" officeooo:rsid="005346d4" style:font-weight-asian="normal" style:font-weight-complex="normal"/>
    </style:style>
    <style:style style:name="T45" style:family="text">
      <style:text-properties fo:letter-spacing="-0.0008in"/>
    </style:style>
    <style:style style:name="T46" style:family="text">
      <style:text-properties fo:letter-spacing="-0.0008in" officeooo:rsid="00480503"/>
    </style:style>
    <style:style style:name="T47" style:family="text">
      <style:text-properties fo:letter-spacing="-0.0008in" officeooo:rsid="0049a07b"/>
    </style:style>
    <style:style style:name="T48" style:family="text">
      <style:text-properties officeooo:rsid="0049a07b"/>
    </style:style>
    <style:style style:name="T49" style:family="text">
      <style:text-properties officeooo:rsid="004c200f"/>
    </style:style>
    <style:style style:name="T50" style:family="text">
      <style:text-properties officeooo:rsid="004ebe1a"/>
    </style:style>
    <style:style style:name="T51" style:family="text">
      <style:text-properties officeooo:rsid="004f692b"/>
    </style:style>
    <style:style style:name="T52" style:family="text">
      <style:text-properties officeooo:rsid="005020e0"/>
    </style:style>
    <style:style style:name="T53" style:family="text">
      <style:text-properties officeooo:rsid="0051ccfa"/>
    </style:style>
    <style:style style:name="T54" style:family="text">
      <style:text-properties fo:font-weight="normal" officeooo:rsid="0051ccfa" style:font-weight-asian="normal" style:font-weight-complex="normal"/>
    </style:style>
    <style:style style:name="T55" style:family="text">
      <style:text-properties fo:font-weight="normal" officeooo:rsid="00424f30" style:font-weight-asian="normal" style:font-weight-complex="normal"/>
    </style:style>
    <style:style style:name="T56" style:family="text">
      <style:text-properties fo:font-weight="normal" officeooo:rsid="0052efb7" style:font-weight-asian="normal" style:font-weight-complex="normal"/>
    </style:style>
    <style:style style:name="T57" style:family="text">
      <style:text-properties fo:font-weight="normal" officeooo:rsid="005346d4" style:font-weight-asian="normal" style:font-weight-complex="normal"/>
    </style:style>
    <style:style style:name="T58" style:family="text">
      <style:text-properties officeooo:rsid="0054d238"/>
    </style:style>
    <style:style style:name="T59" style:family="text">
      <style:text-properties officeooo:rsid="005bdf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TERMO DE RESPONSABILIDADE, SIGILO E CONFIDENCIALIDADE</text:h>
      <text:p text:style-name="P1"/>
      <text:p text:style-name="P3">O presente termo firma o compromisso de responsabilidade, de sigilo e confidencialidade que assume o signatário deste quando da utilização do sistema <text:span text:style-name="T5">VIDA,</text:span> de propriedade da Universidade Federal do Amapá (UNIFAP<text:span text:style-name="T1">)</text:span> Instituição de Educação Superior (IES<text:span text:style-name="T2">)</text:span> localizada na Rod<text:span text:style-name="T4">ovia</text:span> Josmar Chaves Pinto, km 02 - Jardim Marco Zero, Curso de Farmácia – Laboratório de Análises de <text:span text:style-name="T36">C</text:span>línicas 2, <text:span text:style-name="T2">CEP</text:span><text:span text:style-name="T3"> nº </text:span>68.903-419, no município de Macapá, no estado do Amapá, mantida pela Fundação Universidade Federal do Amapá, pessoa jurídica de direito público – Federal, inscrita no Cadastro Nacional da Pessoa Jurídica (CNPJ) sob o nº 34.868.257/0001-81, com sede no mesmo endereço da mantida. </text:p>
      <text:p text:style-name="P5"/>
      <text:p text:style-name="P5">Seguem abaixo as disposições e condições que regem este termo:</text:p>
      <text:p text:style-name="P25"/>
      <text:p text:style-name="P25">Cláusula 1ª. - Para fins do presente termo entende-se por:</text:p>
      <text:p text:style-name="P2"><text:span text:style-name="T8">Pesquisador</text:span>: todo aquele que opera o sistema e cujo perfil de acesso define as restrições em face das informações cadastradas e as funcionalidades dos sistemas. Estes perfis podem ser: <text:span text:style-name="T16">coordenador</text:span>, <text:span text:style-name="T16">mestrando</text:span>, <text:span text:style-name="T16">iniciação científica e estagiário. O pesquisador coordenador corresponderá ao administrador do sistema e será responsável pelo cadastramento de todos os outros perfis de pesquisadores, além de ter poderes para autorizar ou desautorizar outros pesquisadores a acessar o sistema</text:span>.</text:p>
      <text:p text:style-name="P2"/>
      <text:p text:style-name="P4"><text:span text:style-name="T8">I</text:span><text:span text:style-name="T7">nformação confidencial:</text:span> toda e qualquer informação, seja verbal, escrita ou <text:span text:style-name="T17">gravada</text:span> <text:span text:style-name="T17">em </text:span>meio digital, relativa ao paciente <text:span text:style-name="T16">cadastrado no aplicativo VIDA, </text:span><text:span text:style-name="T49">ou à comunidade atendida</text:span><text:span text:style-name="T16">, </text:span><text:span text:style-name="T17">o que inclui, mas não se limita a: dados pessoais do paciente como nome, data de nascimento, profissão, </text:span><text:span text:style-name="T18">altura, peso, conhecimento de Práticas Integrativas e Complementares em Saúde (PICS),</text:span><text:span text:style-name="T17"> </text:span><text:span text:style-name="T18">dados pessoais sensíveis do paciente como</text:span><text:span text:style-name="T17"> condição de saúde, medicamentos que faz uso, observações </text:span><text:span text:style-name="T18">e notas </text:span><text:span text:style-name="T19">diversas </text:span><text:span text:style-name="T18">tomadas durante a utilização do aplicativo</text:span>, <text:span text:style-name="T19">questionários de saúde aplicados sobre o</text:span><text:span text:style-name="T23">s</text:span><text:span text:style-name="T19"> pacientes, tais como: BAI (INVENTÁRIO DE ANSIEDADE DE BECK), </text:span>Patient Health Questionnaire-9 (PHQ-9), ESCALA DE DEPRESSÃO DE BECK, INVENTÁRIO BREVE DA DOR, STarT Back Screening Tool - Brasil (SBST-Brasil), TESTE DE FAGERSTRÖM, <text:span text:style-name="T19">entre outros,</text:span> <text:span text:style-name="T17">demais</text:span> dados técnicos, pessoais ou não, banco de dados, metodologias, entre outros disponibilizados aos <text:span text:style-name="T16">pesquisadores</text:span> ou aos quais estes tenham acesso em razão d<text:span text:style-name="T19">a utilização do aplicativo ou do </text:span><text:span text:style-name="T16">vínculo com </text:span><text:span text:style-name="T17">o</text:span><text:span text:style-name="T16"> Laboratório de Análises de clínicas 2 </text:span><text:span text:style-name="T17">da </text:span><text:span text:style-name="T16">Universidade Federal do Amapá</text:span>, <text:span text:style-name="T20">bem como</text:span> prestação de serviço<text:span text:style-name="T20">s</text:span> ou de qualquer outra natureza.</text:p>
      <text:p text:style-name="P2"/>
      <text:p text:style-name="P6"><text:span text:style-name="T9">Aplicativo VIDA</text:span> – <text:span text:style-name="T21">O aplicativo VIDA é um sistema desenvolvido para dispositivos móveis com o propósito de auxiliar na pesquisa conduzida no Curso de Farmácia – Laboratório de Análises de clínicas 2 da Universidade Federal do Amapá, referente à aplicação de </text:span><text:span text:style-name="T18">Práticas Integrativas e Complementares em Saúde (PICS) </text:span><text:span text:style-name="T21">e acompanhamento de pacientes por meio da aplicação dos questionários mencionados na definição de informação confidencial, </text:span><text:span text:style-name="T22">com funcionalidades de cadastramento de pacientes, aplicação de questionários, registro de intervenções de PICS, visualização de histórico de questionários e intervenções já aplicadas, resgate informações de questionários anteriores e exportação de PDFs</text:span>.</text:p>
      <text:p text:style-name="P4"/>
      <text:p text:style-name="P4"><text:span text:style-name="T7">Cláusula 2ª.</text:span> - A cada usuário será atribuída uma senha de acesso para um perfil, a qual é sigilosa, de uso pessoal e intransferível. <text:span text:style-name="T24">A primeira senha gerada no momento do cadastro será provisória </text:span><text:span text:style-name="T25">e fornecida pelo pesquisador coordenador. O</text:span><text:span text:style-name="T24"> sistema obrigará a </text:span><text:soft-page-break/><text:span text:style-name="T24">troca da senha no primeiro ace</text:span><text:span text:style-name="T25">sso, momento a partir do qual a senha deverá ser mantida em sigilo, sendo vedado o seu compartilhamento com qualquer outra pessoa.</text:span> A responsabilidade pelo uso e guarda <text:span text:style-name="T26">da senha</text:span> é atribuída integralmente ao <text:span text:style-name="T25">pesquisador</text:span>, inclusive pelos danos advindos da sua revelação indevida.</text:p>
      <text:p text:style-name="P7"/>
      <text:p text:style-name="P7">O <text:span text:style-name="T27">pesquisador com o </text:span>perfil <text:span text:style-name="T27">de coordenador </text:span>é o responsável por autorizar e bloquear o acesso aos sistemas dos <text:span text:style-name="T27">pesquisadores</text:span> subordinados a ele. <text:span text:style-name="T27">Pesquisadores que não mais participarem do projeto de pesquisa ou que perderem o vínculo com a Universidade Federal do Amapá (UNIFAP</text:span><text:span text:style-name="T1">) </text:span><text:span text:style-name="T27">deverão ser desautorizados do uso do sistema, por meio das funcionalidades presentes no próprio aplicativo</text:span>.</text:p>
      <text:p text:style-name="P26"/>
      <text:p text:style-name="P10"><text:span text:style-name="T10">Cláusula </text:span><text:span text:style-name="T11">3</text:span><text:span text:style-name="T10">ª</text:span><text:span text:style-name="T14">. - </text:span><text:span text:style-name="T54">O pesquisador cadastrado deverá utilizar o </text:span><text:span text:style-name="T11">Aplicativo Vida</text:span><text:span text:style-name="T54"> para finalidades exclusivas de pesquisa e atendimento à comunidade no Laboratório de Análises de </text:span><text:span text:style-name="T55">C</text:span><text:span text:style-name="T54">línicas 2 - Curso de Farmácia, conforme definido no escopo do projeto de pesquisa e nas linhas aprovadas pelo comitê de ética da Universidade Federal do Amapá, sendo vedada a utilização do sistema para fins estranhos ao projeto de pesquisa, em violação a este termo de responsabilidade, sigilo e confidencialidade.</text:span></text:p>
      <text:p text:style-name="P26"/>
      <text:p text:style-name="P10"><text:span text:style-name="T10">Cláusula </text:span><text:span text:style-name="T11">4</text:span><text:span text:style-name="T10">ª</text:span><text:span text:style-name="T14">. - </text:span><text:span text:style-name="T54">Quaisquer publicações </text:span><text:span text:style-name="T57">científicas ou acadêmicas </text:span><text:span text:style-name="T56">realizadas </text:span><text:span text:style-name="T57">com utilização</text:span><text:span text:style-name="T56"> das informações contidas ou geradas pelo </text:span><text:span text:style-name="T12">Aplicativo Vida</text:span><text:span text:style-name="T56"> </text:span><text:span text:style-name="T57">deverão ser anonimizadas e agregadas, não podendo conter nenhum dado apto a identificar o paciente, obedecendo ao disposto no art. 5</text:span><text:span text:style-name="T43">o</text:span><text:span text:style-name="T57">, incisos III e XI, art. 7</text:span><text:span text:style-name="T44">º, inciso IV,</text:span><text:span text:style-name="T57"> art. 11, alínea “c”, art. 12, art. 16, inciso II, art. 18, inciso IV, da Lei nº 13.709 - Lei Geral de Proteção de Dados Pessoais (LGPD).</text:span></text:p>
      <text:p text:style-name="P26"/>
      <text:p text:style-name="P8"><text:span text:style-name="T6">Cláusula </text:span><text:span text:style-name="T15">5</text:span><text:span text:style-name="T6">ª. - </text:span>A Universidade Federal do Amapá não tolerará, em hipótese alguma, divulgação das<text:span text:style-name="T28"> </text:span>informações confidenciais <text:span text:style-name="T32">ou violação deste termo de responsabilidade</text:span>.</text:p>
      <text:p text:style-name="P9"/>
      <text:p text:style-name="P8"><text:span text:style-name="T7">Cláusula </text:span><text:span text:style-name="T13">6</text:span><text:span text:style-name="T7">ª</text:span>. - Aos <text:span text:style-name="T33">pesquisadores</text:span> do <text:span text:style-name="T33">Aplicativo VIDA</text:span>, fica desde já proibido:</text:p>
      <text:p text:style-name="P8"><text:span text:style-name="T58">6</text:span>.1 - Utilizar informações internas em benefício próprio ou de terceiros, para finalidades outras que não as permitidas pela legislação;</text:p>
      <text:p text:style-name="P11"><text:span text:style-name="T58">6</text:span>.<text:span text:style-name="T33">2 </text:span>- Utilizar <text:span text:style-name="T33">as </text:span>informações internas <text:span text:style-name="T33">ou de saúde dos pacientes cadastrados para fins comerciais ou finalidades lucrativas ou econômicas de qualquer natureza</text:span>;</text:p>
      <text:p text:style-name="P8"><text:span text:style-name="T53">6</text:span>.<text:span text:style-name="T33">3</text:span> - Divulgar quaisquer informações relativas a<text:span text:style-name="T33">o Aplicativo VIDA</text:span>, aos seus clientes ou terceiros, ressalvando-se o disposto na legislação;</text:p>
      <text:p text:style-name="P8"><text:span text:style-name="T53">6</text:span>.<text:span text:style-name="T33">4</text:span> - Divulgar quaisquer informações referentes aos projetos de informática, equipamentos, sistemas operacionais, softwares, sistemas de controles <text:span text:style-name="T50">referentes ao Aplicativo VIDA</text:span> e outros aqui envolvidos;</text:p>
      <text:p text:style-name="P11"><text:span text:style-name="T53">6</text:span>.<text:span text:style-name="T58">5</text:span> - Falar em nome do <text:span text:style-name="T33">Aplicativo VIDA</text:span> ou da Universidade Federal do Amapá sem a aquiescência expressa da administração <text:span text:style-name="T33">da Universidade </text:span><text:span text:style-name="T51">ou do coordenador do projeto de pesquisa</text:span>;</text:p>
      <text:p text:style-name="P8"><text:span text:style-name="T53">6</text:span>.6 - Reproduzirem no todo ou em parte, documentos, softwares ou qualquer outra informação, para uso próprio ou de terceiros, <text:span text:style-name="T52">fora do escopo da pesquisa, conforme as linhas estabelecidas pelo comitê de ética da Universidade Federal do Amapá,</text:span> seja dentro ou fora do estabelecimento <text:span text:style-name="T53">universitário</text:span>, <text:span text:style-name="T53">de</text:span> <text:span text:style-name="T51">atendimento ou pesquisa</text:span>;</text:p>
      <text:p text:style-name="P12"><text:span text:style-name="T53">6</text:span>.7 - Fazer transitar por qualquer meio, quaisquer informações que não sejam de domínio público, sem consentimento da administração da Universidade Federal do Amapá ou fora dos <text:span text:style-name="T34">estritos limites de pesquisa, devidamente aprovada pelo Comitê de Ética </text:span>;</text:p>
      <text:p text:style-name="P8"><text:span text:style-name="T53">6</text:span>.8 – Fornecer a senha de acesso ao <text:span text:style-name="T34">Aplicativo VIDA</text:span> a terceiros ou não observar a devida cautela na sua guarda e sigilo.</text:p>
      <text:p text:style-name="P9"/>
      <text:p text:style-name="P23"><text:soft-page-break/><text:span text:style-name="T7">Cláusula </text:span><text:span text:style-name="T13">7</text:span><text:span text:style-name="T7">ª.</text:span> - O descumprimento do presente Termo, tendo sido previamente aceito, sujeitará o infrator às sanções na esfera administrativa, sem prejuízo de eventuais ações nas esferas civil e criminal, respondendo pela extensão dos danos direta ou indiretamente causados à <text:span text:style-name="T35">Uni</text:span><text:span text:style-name="T36">versidade Federal do Amapá</text:span>, <text:span text:style-name="T36">seu corpo discente ou docente, ou à comunidade atendida no Laboratório de Análises de Clínicas 2 / Unidade Básica de Saúde (UBS) da UNIFAP</text:span>, inclusive por lucros cessantes, danos materiais e/ou morais, <text:span text:style-name="T53">bem como violações ao estabelecido na </text:span><text:span text:style-name="T57">Lei Geral de Proteção de Dados Pessoais (LGPD)</text:span><text:span text:style-name="T53">,</text:span> mesmo que a divulgação das informações confidenciais ocorram após <text:span text:style-name="T37">o fim do projeto de pesquisa ou o desligamento do pesquisador da </text:span><text:span text:style-name="T35">Uni</text:span><text:span text:style-name="T36">versidade Federal do Amapá</text:span>, ou ainda, após a utilização do sistema.</text:p>
      <text:p text:style-name="P27"/>
      <text:p text:style-name="P13"><text:span text:style-name="T7">Cláusula </text:span><text:span text:style-name="T13">8</text:span><text:span text:style-name="T7">ª</text:span> - Ficam excluídas do presente termo as informações:</text:p>
      <text:p text:style-name="P14">a) que sejam de domínio público (Lei nº 9.610, de 19 de fevereiro de 1998- http://www.dominiopublico.gov.br);</text:p>
      <text:p text:style-name="P15"><text:span text:style-name="T59">b</text:span>) informações que venham a ser disponibilizadas para o público, de outra forma que não seja por meio de divulgação por parte dos <text:span text:style-name="T38">pesquisadores</text:span> e prestadores de serviços da <text:span text:style-name="T35">Uni</text:span><text:span text:style-name="T36">versidade Federal do Amapá</text:span>;</text:p>
      <text:p text:style-name="P15"/>
      <text:p text:style-name="P20"><text:span text:style-name="T6">Cláusula </text:span><text:span text:style-name="T15">9</text:span><text:span text:style-name="T42">a</text:span><text:span text:style-name="T6"> - </text:span>As obrigações de confidencialidade contidas neste instrumento terão<text:span text:style-name="T28"> </text:span>validade<text:span text:style-name="T28"> </text:span>por<text:span text:style-name="T28"> </text:span>prazo<text:span text:style-name="T28"> </text:span>indeterminado,<text:span text:style-name="T28"> </text:span>ficando<text:span text:style-name="T28"> </text:span>os<text:span text:style-name="T28"> </text:span><text:span text:style-name="T29">pesquisadores</text:span><text:span text:style-name="T28"> </text:span>e<text:span text:style-name="T28"> </text:span><text:span text:style-name="T29">demais </text:span>prestadores<text:span text:style-name="T28"> </text:span>de<text:span text:style-name="T28"> </text:span>serviços<text:span text:style-name="T39"> </text:span>adstritos aos<text:span text:style-name="T40"> </text:span>seus<text:span text:style-name="T40"> </text:span>termos mesmo<text:span text:style-name="T40"> </text:span>após<text:span text:style-name="T28"> </text:span>o<text:span text:style-name="T41"> </text:span>término do Contrato.</text:p>
      <text:p text:style-name="P16"/>
      <text:p text:style-name="P19"><text:span text:style-name="T6">Cláusula</text:span><text:span text:style-name="T30"> </text:span><text:span text:style-name="T31">10</text:span><text:span text:style-name="T6">ª</text:span><text:span text:style-name="T30"> </text:span><text:span text:style-name="T6">-</text:span><text:span text:style-name="T30"> </text:span>No<text:span text:style-name="T28"> </text:span>caso<text:span text:style-name="T28"> </text:span>de<text:span text:style-name="T28"> </text:span>dúvidas<text:span text:style-name="T28"> </text:span>quanto<text:span text:style-name="T28"> </text:span>ao<text:span text:style-name="T28"> </text:span>correto<text:span text:style-name="T28"> </text:span>procedimento <text:span text:style-name="T48">a ser tomado para garantir o sigilo dos dados</text:span>,<text:span text:style-name="T28"> </text:span>deverá<text:span text:style-name="T28"> </text:span>ser<text:span text:style-name="T28"> </text:span>consultado<text:span text:style-name="T45"> </text:span><text:span text:style-name="T46">o coordenador do projeto de pesquisa, </text:span><text:span text:style-name="T47">ou a administração da Universidade Federal do Amapá</text:span>.</text:p>
      <text:p text:style-name="P17"/>
      <text:p text:style-name="P22"><text:span text:style-name="T6">Cláusula </text:span><text:span text:style-name="T15">11</text:span><text:span text:style-name="T6">ª - </text:span>A Universidade Federal do Amapá tem o direito de, a qualquer momento, modificar,<text:span text:style-name="T28"> </text:span>alterar ou retirar quaisquer políticas ou procedimentos, adicionar outros que se façam<text:span text:style-name="T28"> </text:span>necessários para o perfeito funcionamento do sistema, mediante simples aviso por<text:span text:style-name="T28"> </text:span>circular.</text:p>
      <text:p text:style-name="P21"/>
      <text:p text:style-name="P19">Por concordar com a redação supra e do inequívoco compromisso firmado, declaro ciência e concordância, aderindo a todos os termos e condições ora estabelecidos.</text:p>
      <text:p text:style-name="P18"/>
      <text:p text:style-name="P24">DATA, HORA.</text:p>
      <text:p text:style-name="P24"/>
      <text:p text:style-name="P24">ASSINATURA</text:p>
      <text:p text:style-name="P24">NOME DO PESQUISADOR</text:p>
      <text:p text:style-name="P24">CPF PESQUISAD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165in" fo:margin-bottom="0.1945in" fo:margin-left="1.111in" fo:margin-right="1.028in" style:writing-mode="lr-tb" style:layout-grid-color="#c0c0c0" style:layout-grid-lines="268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08T19:38:27.189000000</meta:creation-date>
    <dc:date>2022-02-09T22:46:59.575000000</dc:date>
    <meta:editing-duration>PT4H24M7S</meta:editing-duration>
    <meta:editing-cycles>56</meta:editing-cycles>
    <meta:generator>LibreOffice/7.3.0.3$MacOSX_X86_64 LibreOffice_project/0f246aa12d0eee4a0f7adcefbf7c878fc2238db3</meta:generator>
    <meta:document-statistic meta:table-count="0" meta:image-count="0" meta:object-count="0" meta:page-count="3" meta:paragraph-count="33" meta:word-count="1342" meta:character-count="8918" meta:non-whitespace-character-count="7603"/>
  </office:meta>
</office:document-meta>
</file>